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900000005374FC7A3205BD69AB.png" manifest:media-type="image/png"/>
  <manifest:file-entry manifest:full-path="Pictures/1000020100000FD90000022616D9E57C325A7A3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fo:language="en" fo:country="GB" fo:hyphenate="true" loext:hyphenation-no-caps="false"/>
    </style:style>
    <style:style style:name="P2" style:family="paragraph" style:parent-style-name="Normal">
      <style:text-properties fo:language="en" fo:country="GB"/>
    </style:style>
    <style:style style:name="P3" style:family="paragraph" style:parent-style-name="Normal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Normal">
      <style:text-properties fo:language="en" fo:country="GB" fo:font-style="italic" fo:font-weight="bold" officeooo:rsid="00076b49" officeooo:paragraph-rsid="00076b49" style:font-style-asian="italic" style:font-weight-asian="bold" style:font-style-complex="italic" style:font-weight-complex="bold"/>
    </style:style>
    <style:style style:name="P5" style:family="paragraph" style:parent-style-name="Párrafo_20_de_20_lista">
      <style:text-properties fo:language="en" fo:country="GB"/>
    </style:style>
    <style:style style:name="P6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n" fo:country="GB"/>
    </style:style>
    <style:style style:name="P7" style:family="paragraph" style:parent-style-name="Párrafo_20_de_20_lista">
      <style:paragraph-properties fo:margin-left="2.54cm" fo:margin-right="0cm" fo:text-indent="0cm" style:auto-text-indent="false">
        <style:tab-stops/>
      </style:paragraph-properties>
      <style:text-properties fo:language="en" fo:country="GB"/>
    </style:style>
    <style:style style:name="P8" style:family="paragraph" style:parent-style-name="Heading_20_1">
      <style:text-properties style:use-window-font-color="true" loext:opacity="0%" fo:language="en" fo:country="GB" fo:font-weight="bold" style:font-weight-asian="bold" style:font-weight-complex="bold"/>
    </style:style>
    <style:style style:name="P9" style:family="paragraph" style:parent-style-name="Heading_20_1" style:master-page-name="MP0">
      <style:paragraph-properties style:page-number="auto" fo:break-before="page"/>
      <style:text-properties style:use-window-font-color="true" loext:opacity="0%" fo:language="en" fo:country="GB" fo:font-weight="bold" style:font-weight-asian="bold" style:font-weight-complex="bold"/>
    </style:style>
    <style:style style:name="P10" style:family="paragraph" style:parent-style-name="Heading_20_2">
      <style:text-properties style:use-window-font-color="true" loext:opacity="0%" fo:language="en" fo:country="GB" fo:font-weight="bold" style:font-weight-asian="bold" style:font-weight-complex="bold"/>
    </style:style>
    <style:style style:name="P11" style:family="paragraph" style:parent-style-name="Normal">
      <style:text-properties fo:language="en" fo:country="GB"/>
    </style:style>
    <style:style style:name="P12" style:family="paragraph" style:parent-style-name="Normal">
      <style:text-properties fo:language="en" fo:country="GB" officeooo:paragraph-rsid="000ccd1d"/>
    </style:style>
    <style:style style:name="P13" style:family="paragraph" style:parent-style-name="Normal">
      <style:text-properties fo:language="en" fo:country="GB" officeooo:paragraph-rsid="000cf6fe"/>
    </style:style>
    <style:style style:name="P14" style:family="paragraph" style:parent-style-name="Párrafo_20_de_20_lista" style:list-style-name="L1"/>
    <style:style style:name="P15" style:family="paragraph" style:parent-style-name="Párrafo_20_de_20_lista">
      <style:text-properties fo:language="en" fo:country="GB"/>
    </style:style>
    <style:style style:name="P16" style:family="paragraph" style:parent-style-name="Párrafo_20_de_20_lista" style:list-style-name="L1">
      <style:text-properties fo:language="en" fo:country="GB"/>
    </style:style>
    <style:style style:name="P17" style:family="paragraph" style:parent-style-name="Párrafo_20_de_20_lista" style:list-style-name="L2">
      <style:text-properties fo:language="en" fo:country="GB"/>
    </style:style>
    <style:style style:name="P18" style:family="paragraph" style:parent-style-name="Párrafo_20_de_20_lista" style:list-style-name="L3">
      <style:text-properties fo:language="en" fo:country="GB"/>
    </style:style>
    <style:style style:name="P19" style:family="paragraph" style:parent-style-name="Párrafo_20_de_20_lista" style:list-style-name="L3">
      <style:text-properties fo:language="en" fo:country="GB" officeooo:paragraph-rsid="001047bc"/>
    </style:style>
    <style:style style:name="P20" style:family="paragraph" style:parent-style-name="Párrafo_20_de_20_lista" style:list-style-name="L3">
      <style:text-properties fo:language="en" fo:country="GB" officeooo:paragraph-rsid="00167f2b"/>
    </style:style>
    <style:style style:name="P21" style:family="paragraph" style:parent-style-name="Párrafo_20_de_20_lista">
      <style:text-properties fo:language="en" fo:country="GB" officeooo:paragraph-rsid="001047bc"/>
    </style:style>
    <style:style style:name="P22" style:family="paragraph" style:parent-style-name="Párrafo_20_de_20_lista">
      <style:text-properties fo:language="en" fo:country="GB" officeooo:rsid="001047bc" officeooo:paragraph-rsid="001047bc"/>
    </style:style>
    <style:style style:name="P23" style:family="paragraph" style:parent-style-name="Párrafo_20_de_20_lista">
      <style:text-properties fo:language="en" fo:country="GB" officeooo:rsid="0010a09e" officeooo:paragraph-rsid="0010a09e"/>
    </style:style>
    <style:style style:name="P24" style:family="paragraph" style:parent-style-name="Párrafo_20_de_20_lista">
      <style:text-properties fo:language="en" fo:country="GB" officeooo:rsid="001355a3" officeooo:paragraph-rsid="001355a3"/>
    </style:style>
    <style:style style:name="P25" style:family="paragraph" style:parent-style-name="Párrafo_20_de_20_lista">
      <style:text-properties fo:language="en" fo:country="GB" officeooo:rsid="00144964" officeooo:paragraph-rsid="00144964"/>
    </style:style>
    <style:style style:name="P26" style:family="paragraph" style:parent-style-name="Párrafo_20_de_20_lista">
      <style:text-properties fo:language="en" fo:country="GB" officeooo:paragraph-rsid="00167f2b"/>
    </style:style>
    <style:style style:name="P27" style:family="paragraph" style:parent-style-name="Párrafo_20_de_20_lista">
      <style:text-properties fo:language="en" fo:country="GB" officeooo:rsid="00181610" officeooo:paragraph-rsid="00181610"/>
    </style:style>
    <style:style style:name="P28" style:family="paragraph" style:parent-style-name="Párrafo_20_de_20_lista">
      <style:text-properties fo:language="en" fo:country="GB" officeooo:rsid="0019e5ef" officeooo:paragraph-rsid="0019e5ef"/>
    </style:style>
    <style:style style:name="P29" style:family="paragraph" style:parent-style-name="Párrafo_20_de_20_lista">
      <style:text-properties fo:language="en" fo:country="GB" officeooo:paragraph-rsid="0010a09e"/>
    </style:style>
    <style:style style:name="P30" style:family="paragraph" style:parent-style-name="Párrafo_20_de_20_lista">
      <style:paragraph-properties fo:margin-left="2.54cm" fo:margin-right="0cm" fo:text-indent="0cm" style:auto-text-indent="false">
        <style:tab-stops/>
      </style:paragraph-properties>
      <style:text-properties fo:language="en" fo:country="GB"/>
    </style:style>
    <style:style style:name="P31" style:family="paragraph" style:parent-style-name="Párrafo_20_de_20_lista">
      <style:paragraph-properties fo:margin-left="0cm" fo:margin-right="0cm" fo:text-indent="0cm" style:auto-text-indent="false"/>
      <style:text-properties fo:language="en" fo:country="GB"/>
    </style:style>
    <style:style style:name="P32" style:family="paragraph" style:parent-style-name="Párrafo_20_de_20_lista">
      <style:paragraph-properties fo:margin-left="0cm" fo:margin-right="0cm" fo:text-indent="0cm" style:auto-text-indent="false">
        <style:tab-stops/>
      </style:paragraph-properties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ac2a5"/>
    </style:style>
    <style:style style:name="T6" style:family="text">
      <style:text-properties style:text-underline-style="none"/>
    </style:style>
    <style:style style:name="T7" style:family="text">
      <style:text-properties officeooo:rsid="000ccd1d"/>
    </style:style>
    <style:style style:name="T8" style:family="text">
      <style:text-properties officeooo:rsid="000cf6fe"/>
    </style:style>
    <style:style style:name="T9" style:family="text">
      <style:text-properties officeooo:rsid="0010a09e"/>
    </style:style>
    <style:style style:name="T10" style:family="text">
      <style:text-properties officeooo:rsid="001173a3"/>
    </style:style>
    <style:style style:name="T11" style:family="text">
      <style:text-properties officeooo:rsid="00151026"/>
    </style:style>
    <style:style style:name="T12" style:family="text">
      <style:text-properties officeooo:rsid="00167f2b"/>
    </style:style>
    <style:style style:name="T13" style:family="text">
      <style:text-properties officeooo:rsid="001d78d8"/>
    </style:style>
    <style:style style:name="T14" style:family="text">
      <style:text-properties officeooo:rsid="001f402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RACTICAL TEST</text:h>
      <text:p text:style-name="P2"/>
      <text:p text:style-name="P2">Take note from your start time of this questions. You can carry these tests doing any break if needed.<text:line-break/>You are free to query in internet any related questions but any improvement or special resolution different to easy internet search will valued.</text:p>
      <text:h text:style-name="P10" text:outline-level="2">Back-end</text:h>
      <text:list xml:id="list197486289" text:style-name="L1">
        <text:list-item>
          <text:p text:style-name="P16">Develop a back-end service based in Spring. This service will work as a Rest API, managing and saving the data in a database. You are free to choose an engine database.</text:p>
        </text:list-item>
      </text:list>
      <text:p text:style-name="Párrafo_20_de_20_lista"><text:span text:style-name="Lletra_20_per_20_defecte_20_del_20_paràgraf"><text:span text:style-name="T1">You can setup your project from </text:span></text:span><text:a xlink:type="simple" xlink:href="https://start.spring.io/" office:target-frame-name="_top" xlink:show="replace" text:style-name="Internet_20_link" text:visited-style-name="Visited_20_Internet_20_Link"><text:span text:style-name="Hipervínculo"><text:span text:style-name="T1">https://start.spring.io/</text:span></text:span></text:a><text:span text:style-name="Lletra_20_per_20_defecte_20_del_20_paràgraf"><text:span text:style-name="T1"> </text:span></text:span></text:p>
      <text:p text:style-name="P5"/>
      <text:list xml:id="list172046106881585" text:continue-numbering="true" text:style-name="L1">
        <text:list-item>
          <text:p text:style-name="P14"><text:span text:style-name="Lletra_20_per_20_defecte_20_del_20_paràgraf"><text:span text:style-name="T1">The main service will contain an entity called “Task”, with mandatory attributes: </text:span></text:span><text:span text:style-name="Fuente_20_de_20_párrafo_20_predeter."><text:span text:style-name="T2">name</text:span></text:span><text:span text:style-name="Lletra_20_per_20_defecte_20_del_20_paràgraf"><text:span text:style-name="T1"> y </text:span></text:span><text:span text:style-name="Fuente_20_de_20_párrafo_20_predeter."><text:span text:style-name="T2">state</text:span></text:span><text:span text:style-name="Lletra_20_per_20_defecte_20_del_20_paràgraf"><text:span text:style-name="T1">. The state will be an enum with these possible values: </text:span></text:span><text:span text:style-name="Fuente_20_de_20_párrafo_20_predeter."><text:span text:style-name="T2">CREATED</text:span></text:span><text:span text:style-name="Lletra_20_per_20_defecte_20_del_20_paràgraf"><text:span text:style-name="T1">, </text:span></text:span><text:span text:style-name="Fuente_20_de_20_párrafo_20_predeter."><text:span text:style-name="T2">RUNNING</text:span></text:span><text:span text:style-name="Lletra_20_per_20_defecte_20_del_20_paràgraf"><text:span text:style-name="T1">, </text:span></text:span><text:span text:style-name="Fuente_20_de_20_párrafo_20_predeter."><text:span text:style-name="T2">DONE</text:span></text:span><text:span text:style-name="Lletra_20_per_20_defecte_20_del_20_paràgraf"><text:span text:style-name="T1">.</text:span></text:span></text:p>
        </text:list-item>
        <text:list-item>
          <text:p text:style-name="P16">Create the corresponding service to handle the related data with this entity.</text:p>
        </text:list-item>
        <text:list-item>
          <text:p text:style-name="P16">Create a controller to receive this API requests as a CRUD mode:</text:p>
          <text:list>
            <text:list-item>
              <text:p text:style-name="P16">Create a task</text:p>
            </text:list-item>
            <text:list-item>
              <text:p text:style-name="P16">List tasks</text:p>
            </text:list-item>
            <text:list-item>
              <text:p text:style-name="P16">Update taks</text:p>
            </text:list-item>
            <text:list-item>
              <text:p text:style-name="P16">Delete tasks</text:p>
            </text:list-item>
          </text:list>
        </text:list-item>
        <text:list-item>
          <text:p text:style-name="P16">Create a CRON task that will carry these actions: </text:p>
          <text:list>
            <text:list-item>
              <text:p text:style-name="P16">After 2 minutes from the task creation, the task must change to RUNNING state.</text:p>
            </text:list-item>
            <text:list-item>
              <text:p text:style-name="P16">After 8 minutes from changing the task state to RUNNING, task must pass to DONE state.</text:p>
            </text:list-item>
          </text:list>
        </text:list-item>
      </text:list>
      <text:p text:style-name="P6"/>
      <text:p text:style-name="P6"/>
      <text:p text:style-name="P6"/>
      <text:h text:style-name="P10" text:outline-level="2">Front-end</text:h>
      <text:list xml:id="list3382043661" text:style-name="L2">
        <text:list-item>
          <text:p text:style-name="P17">Create a project with your preferred framework for consuming the back-end rest service API. Our preference is to use Vue.js.</text:p>
        </text:list-item>
        <text:list-item>
          <text:p text:style-name="P17">You can also use your preferred CSS framework. We currenly use Vuetify.</text:p>
        </text:list-item>
        <text:list-item>
          <text:p text:style-name="P17">Please, use a corresponding router depending on your framework choice.</text:p>
        </text:list-item>
        <text:list-item>
          <text:p text:style-name="P17">The project must include:</text:p>
          <text:list>
            <text:list-item>
              <text:p text:style-name="P17">One form for creating or updating tasks.</text:p>
            </text:list-item>
            <text:list-item>
              <text:p text:style-name="P17">One list where the tasks are shown including current state.</text:p>
            </text:list-item>
            <text:list-item>
              <text:p text:style-name="P17">Action to delete tasks. </text:p>
              <text:list>
                <text:list-item>
                  <text:p text:style-name="P17">It’s suggested to ask the user for confirmation before delete.</text:p>
                </text:list-item>
              </text:list>
            </text:list-item>
          </text:list>
        </text:list-item>
        <text:list-item>
          <text:p text:style-name="P17">View to see any task detail.</text:p>
        </text:list-item>
      </text:list>
      <text:p text:style-name="P6"/>
      <text:p text:style-name="P6"/>
      <text:p text:style-name="P6"/>
      <text:p text:style-name="P1"/>
      <text:h text:style-name="P8" text:outline-level="1">Javascript Questions</text:h>
      <text:p text:style-name="P2"/>
      <text:list xml:id="list821482432" text:style-name="L3">
        <text:list-item>
          <text:p text:style-name="P18">true + false = </text:p>
          <text:list>
            <text:list-item>
              <text:p text:style-name="P18">NaN</text:p>
            </text:list-item>
            <text:list-item>
              <text:p text:style-name="P18">1</text:p>
            </text:list-item>
            <text:list-item>
              <text:p text:style-name="P18">SyntaxError</text:p>
            </text:list-item>
          </text:list>
        </text:list-item>
      </text:list>
      <text:p text:style-name="P5"/>
      <text:p text:style-name="P24">Answer: b 1</text:p>
      <text:p text:style-name="P24">The value true in javascrip when operated, as it is considered true it is <text:span text:style-name="T11">coerc</text:span>ed as 1, the same happens with false, but it is taken as 0, so when operating true+false = 1</text:p>
      <text:p text:style-name="P5"/>
      <text:p text:style-name="P5"/>
      <text:list xml:id="list172047235286487" text:continue-numbering="true" text:style-name="L3">
        <text:list-item>
          <text:p text:style-name="P19">[1, 2] + [3, 4]</text:p>
          <text:list>
            <text:list-item>
              <text:p text:style-name="P18">[1, 2, 3, 4]</text:p>
            </text:list-item>
            <text:list-item>
              <text:p text:style-name="P18">“1,23,4”</text:p>
            </text:list-item>
            <text:list-item>
              <text:p text:style-name="P18">“1, 2, 3, 4”</text:p>
            </text:list-item>
            <text:list-item>
              <text:p text:style-name="P18">“[1, 2][3, 4]”</text:p>
            </text:list-item>
            <text:list-item>
              <text:p text:style-name="P19">NaN</text:p>
            </text:list-item>
          </text:list>
        </text:list-item>
      </text:list>
      <text:p text:style-name="P21"/>
      <text:p text:style-name="P22">Answer: b “1,23,4”</text:p>
      <text:p text:style-name="P22">In javascrtip arrays are considered objects, and when we add two objects in javascript the result is a String, so it takes the value of the two arrays and concatenates them.</text:p>
      <text:p text:style-name="P21"/>
      <text:p text:style-name="P21"/>
      <text:list xml:id="list172047181339437" text:continue-numbering="true" text:style-name="L3">
        <text:list-item>
          <text:p text:style-name="P19">!![] + 7</text:p>
          <text:list>
            <text:list-item>
              <text:p text:style-name="P18">NaN</text:p>
            </text:list-item>
            <text:list-item>
              <text:p text:style-name="P18">7</text:p>
            </text:list-item>
            <text:list-item>
              <text:p text:style-name="P18">14</text:p>
            </text:list-item>
            <text:list-item>
              <text:p text:style-name="P18">8</text:p>
            </text:list-item>
          </text:list>
        </text:list-item>
      </text:list>
      <text:p text:style-name="P5"/>
      <text:p text:style-name="P25">Answwer: d 8</text:p>
      <text:p text:style-name="P25">!!<text:span text:style-name="T12">[] Is considered true, and for the same reason explained in question 1, !![]+7 is true+7 that is 8;</text:span></text:p>
      <text:p text:style-name="P25"/>
      <text:p text:style-name="P5"/>
      <text:list xml:id="list172047859736170" text:continue-numbering="true" text:style-name="L3">
        <text:list-item>
          <text:p text:style-name="P18">[value] = ([,1,,3]) <text:span text:style-name="T13">I don’t know the answer </text:span><text:span text:style-name="T14">to this question.</text:span></text:p>
          <text:list>
            <text:list-item>
              <text:p text:style-name="P18">// value is 0</text:p>
            </text:list-item>
            <text:list-item>
              <text:p text:style-name="P18">// value is undefined</text:p>
            </text:list-item>
            <text:list-item>
              <text:p text:style-name="P18">// value is null</text:p>
            </text:list-item>
            <text:list-item>
              <text:p text:style-name="P18">// value is 1</text:p>
            </text:list-item>
            <text:list-item>
              <text:p text:style-name="P18">// value is NaN</text:p>
            </text:list-item>
          </text:list>
        </text:list-item>
      </text:list>
      <text:p text:style-name="P31"/>
      <text:list xml:id="list172046241774329" text:continue-numbering="true" text:style-name="L3">
        <text:list-item>
          <text:p text:style-name="P18">0 / 0</text:p>
          <text:list>
            <text:list-item>
              <text:p text:style-name="P18">0</text:p>
            </text:list-item>
            <text:list-item>
              <text:p text:style-name="P18">1</text:p>
            </text:list-item>
            <text:list-item>
              <text:p text:style-name="P18">NaN</text:p>
            </text:list-item>
            <text:list-item>
              <text:p text:style-name="P18">Null</text:p>
            </text:list-item>
          </text:list>
        </text:list-item>
      </text:list>
      <text:p text:style-name="P5"/>
      <text:p text:style-name="P23">Answer: c NaN </text:p>
      <text:p text:style-name="P29"><text:span text:style-name="T9">In Javascript there’s not meaningful numerical answer for 0/0 because has not interpretation.</text:span></text:p>
      <text:p text:style-name="P5"><text:soft-page-break/></text:p>
      <text:list xml:id="list172047896595158" text:continue-numbering="true" text:style-name="L3">
        <text:list-item>
          <text:p text:style-name="P18">X = [1, 2, 3]</text:p>
          <text:list>
            <text:list-item>
              <text:p text:style-name="P18">[].fill(1, 2, 3)</text:p>
            </text:list-item>
            <text:list-item>
              <text:p text:style-name="P18">Array(3).fill(1, 2, 3)</text:p>
            </text:list-item>
            <text:list-item>
              <text:p text:style-name="P18">Array(3).fill().map((i, _) =&gt; 1 + _)</text:p>
            </text:list-item>
            <text:list-item>
              <text:p text:style-name="P18">[undefined].push(1, 2, 3)</text:p>
            </text:list-item>
          </text:list>
        </text:list-item>
      </text:list>
      <text:p text:style-name="P5"/>
      <text:p text:style-name="P27">Answer: c Array(3).fill().map((i, _) =&gt; 1 + _)</text:p>
      <text:p text:style-name="P27">Declares an array of 3 positions that will fill with the fill() function the value generated by the map() function.</text:p>
      <text:p text:style-name="P27"/>
      <text:list xml:id="list172047126324010" text:continue-numbering="true" text:style-name="L3">
        <text:list-item>
          <text:p text:style-name="P18">X = 9</text:p>
          <text:list>
            <text:list-item>
              <text:p text:style-name="P18">+”9”</text:p>
            </text:list-item>
            <text:list-item>
              <text:p text:style-name="P18">(("9" * "2") -(-"8") - 18)</text:p>
            </text:list-item>
            <text:list-item>
              <text:p text:style-name="P18">parseDouble(“9”)</text:p>
            </text:list-item>
            <text:list-item>
              <text:p text:style-name="P20">“9”.toInteger()</text:p>
            </text:list-item>
          </text:list>
        </text:list-item>
      </text:list>
      <text:p text:style-name="P26"/>
      <text:p text:style-name="P28">Answer a +”9”</text:p>
      <text:p text:style-name="P28">The options c and d do not exist in javascript, the result of the option b is 8 and it does not match with the expected result, the correct option is the a, it concatenates a 9 to the variable X, when showing it gives 9.</text:p>
      <text:p text:style-name="P28"/>
      <text:p text:style-name="P28"/>
      <text:list xml:id="list172047715172771" text:continue-numbering="true" text:style-name="L3">
        <text:list-item>
          <text:p text:style-name="P20">Which way would you use to delete repeated items from an array?</text:p>
        </text:list-item>
      </text:list>
      <text:p text:style-name="P5">let data = [1,2,6,1,2,5,9,6];</text:p>
      <text:list xml:id="list172047250613407" text:continue-numbering="true" text:style-name="L3">
        <text:list-item>
          <text:list>
            <text:list-item>
              <text:p text:style-name="P18">data.filter((item,index) =&gt; {</text:p>
            </text:list-item>
          </text:list>
        </text:list-item>
      </text:list>
      <text:p text:style-name="P7"><text:s text:c="6"/>return data.indexOf(item) === index;</text:p>
      <text:p text:style-name="P7">})</text:p>
      <text:list xml:id="list172046435853607" text:continue-numbering="true" text:style-name="L3">
        <text:list-item>
          <text:list>
            <text:list-item>
              <text:p text:style-name="P18">[...new Set(data)]</text:p>
            </text:list-item>
            <text:list-item>
              <text:p text:style-name="P18">data.reduce((acc,item)=&gt;{</text:p>
            </text:list-item>
          </text:list>
        </text:list-item>
      </text:list>
      <text:p text:style-name="P7"><text:s text:c="6"/>if(!acc.includes(item)){</text:p>
      <text:p text:style-name="P7"><text:s text:c="6"/><text:tab/>acc.push(item);</text:p>
      <text:p text:style-name="P7"><text:s text:c="6"/>}</text:p>
      <text:p text:style-name="P7"><text:s text:c="6"/>return acc;</text:p>
      <text:p text:style-name="P7"><text:s/>},[])</text:p>
      <text:p text:style-name="P6"/>
      <text:p text:style-name="P6"><text:tab/><text:span text:style-name="T10">Answer: a,</text:span></text:p>
      <text:p text:style-name="P6"><text:tab/>During my training period, documenting myself on the internet, is the <text:tab/>way I learned and liked the most because of the few lines of code it <text:tab/>requires. </text:p>
      <text:h text:style-name="P8" text:outline-level="1">CSS Questions</text:h>
      <text:p text:style-name="P2">How do you would do a horizontal alignment?</text:p>
      <text:p text:style-name="P2">.horizontal<text:span text:style-name="T8">ly</text:span>{</text:p>
      <text:p text:style-name="P2"><text:tab/>display:flex;</text:p>
      <text:p text:style-name="P2"><text:tab/><text:span text:style-name="T8">flex-direction:column;</text:span></text:p>
      <text:p text:style-name="P2"><text:tab/>justify-content:center;</text:p>
      <text:p text:style-name="P2"><text:tab/><text:span text:style-name="T8">align-items:center;</text:span></text:p>
      <text:p text:style-name="P2"><text:tab/>-<text:span text:style-name="T8">webkit-</text:span>align-items:center;</text:p>
      <text:p text:style-name="P2">}</text:p>
      <text:p text:style-name="P2"><text:soft-page-break/></text:p>
      <text:p text:style-name="P2">How do you would do a vertical alignment?</text:p>
      <text:p text:style-name="P13">.<text:span text:style-name="T8">vertic</text:span>al<text:span text:style-name="T8">ly</text:span>{</text:p>
      <text:p text:style-name="P13"><text:tab/>display:flex;</text:p>
      <text:p text:style-name="P13"><text:tab/><text:span text:style-name="T8">flex-direction:column;</text:span></text:p>
      <text:p text:style-name="P13"><text:tab/>justify-content:center;</text:p>
      <text:p text:style-name="P13"><text:tab/><text:span text:style-name="T8">align-items:center;</text:span></text:p>
      <text:p text:style-name="P13"><text:tab/>-<text:span text:style-name="T8">webkit-</text:span>align-items:center;</text:p>
      <text:p text:style-name="P13">}</text:p>
      <text:p text:style-name="P2"/>
      <text:h text:style-name="P8" text:outline-level="1">EXTRA QUESTIONS</text:h>
      <text:p text:style-name="P2">Which is your GIT knowledge?</text:p>
      <text:p text:style-name="P12"><text:span text:style-name="T7">B</text:span>asic-Intermediate knowledge. Creating repositories, commit changes, downloading content from a remote repository and working with branches.</text:p>
      <text:p text:style-name="P2"/>
      <text:p text:style-name="P2">Do you use README in your projects?</text:p>
      <text:p text:style-name="P2">Yes, I usually put a brief description of the project in them.</text:p>
      <text:p text:style-name="P2"/>
      <text:p text:style-name="P2">Do you have maven and artifactory knowledge?</text:p>
      <text:p text:style-name="P2">I have knowledge of maven acquired during my training, and I have learned something about arifactory during the development of this test.</text:p>
      <text:p text:style-name="P2"/>
      <text:p text:style-name="P2">Do you use changelog in your projects? If yes, do you know the keepachangelog guidelines?</text:p>
      <text:p text:style-name="P2">I don't use <text:span text:style-name="T5">c</text:span>hangelogs in my projects, but I should in order to be able to keep track of changes between releases.</text:p>
      <text:p text:style-name="P2"/>
      <text:p text:style-name="P2">How do you usually document your own code? Do you apply any standard?</text:p>
      <text:p text:style-name="P2">Although I don't write comments in all code files, in the ones I do, I usually put a general description at the beginning, and comments in the parts of the code that may need clarification.</text:p>
      <text:p text:style-name="P2"/>
      <text:p text:style-name="P2">Which convention you use for declaring your variables? Example: CamelCase, snake_case, Hungar notation.</text:p>
      <text:p text:style-name="P2">I usually use the Camel case notation but in some cases like c/c++ ,I use snake_case sometimes.</text:p>
      <text:p text:style-name="P2"/>
      <text:p text:style-name="P3"><text:soft-page-break/>PLEASE INSERT HERE HOW MUCH TIME YOU HAS SPENT TO ANSWER THE QUESTIONS: </text:p>
      <text:p text:style-name="P4">Five and a half hours to six hours.</text:p>
      <text:p text:style-name="P3"/>
      <text:p text:style-name="Normal"><text:span text:style-name="Lletra_20_per_20_defecte_20_del_20_paràgraf"><text:span text:style-name="T3">UPLOAD THIS FULFILLED DOCUMENT AND YOUR CODE TO ANY GITLAB OR GITHUB PRIVATE PROJECT, INVITING AS COLLABORATORS: </text:span></text:span><text:a xlink:type="simple" xlink:href="mailto:TONITORTOSA@RIELEC.COM" office:target-frame-name="_top" xlink:show="replace" text:style-name="Internet_20_link" text:visited-style-name="Visited_20_Internet_20_Link"><text:span text:style-name="Enllaç"><text:span text:style-name="T3">TONITORTOSA@RIELEC.COM</text:span></text:span></text:a><text:span text:style-name="Lletra_20_per_20_defecte_20_del_20_paràgraf"><text:span text:style-name="T3"> AND </text:span></text:span><text:a xlink:type="simple" xlink:href="mailto:GREGORIODIAZ@RIELEC.COM" office:target-frame-name="_top" xlink:show="replace" text:style-name="Internet_20_link" text:visited-style-name="Visited_20_Internet_20_Link"><text:span text:style-name="Enllaç"><text:span text:style-name="T3">GREGORIODIAZ@RIELEC.COM</text:span></text:span>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1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Capçaler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letra_20_per_20_defecte_20_del_20_paràgraf" style:display-name="Lletra per defecte del paràgraf" style:family="text"/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ipervínculo_20_visitado" style:display-name="Hipervínculo visitado" style:family="text" style:parent-style-name="Fuente_20_de_20_párrafo_20_predeter.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Capçalera_20_Car" style:display-name="Capçalera Car" style:family="text" style:parent-style-name="Lletra_20_per_20_defecte_20_del_20_paràgraf"/>
    <style:style style:name="Enllaç" style:family="text" style:parent-style-name="Lletra_20_per_20_defecte_20_del_20_paràgraf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_20_sense_20_resoldre" style:display-name="Menció sense resoldre" style:family="text" style:parent-style-name="Lletra_20_per_20_defecte_20_del_20_paràgraf">
      <style:text-properties fo:color="#605e5c" loext:opacity="100%" fo:background-color="#e1dfdd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Imagen 1" text:anchor-type="as-char" svg:y="0cm" svg:width="3.628cm" style:rel-width="scale" svg:height="0.492cm" style:rel-height="scale" draw:z-index="4"><draw:image xlink:href="Pictures/1000020100000FD90000022616D9E57C325A7A36.png" xlink:type="simple" xlink:show="embed" xlink:actuate="onLoad" draw:mime-type="image/png"/><svg:desc>Rielec Group</svg:desc></draw:frame><text:s/><text:tab/><text:tab/><draw:frame draw:style-name="Mfr1" draw:name="Imagen 2" text:anchor-type="as-char" svg:y="0cm" svg:width="3.283cm" style:rel-width="scale" svg:height="0.681cm" style:rel-height="scale" draw:z-index="9"><draw:image xlink:href="Pictures/10000201000001900000005374FC7A3205BD69AB.png" xlink:type="simple" xlink:show="embed" xlink:actuate="onLoad" draw:mime-type="image/png"/><svg:desc>Clustag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Jordan Perucho</meta:initial-creator>
    <meta:creation-date>2022-06-30T10:51:00Z</meta:creation-date>
    <dc:date>2022-07-15T17:20:45.927062495</dc:date>
    <meta:print-date>2022-06-30T11:09:00Z</meta:print-date>
    <meta:editing-cycles>36</meta:editing-cycles>
    <meta:editing-duration>PT3H14M20S</meta:editing-duration>
    <meta:document-statistic meta:table-count="0" meta:image-count="2" meta:object-count="0" meta:page-count="5" meta:paragraph-count="122" meta:word-count="938" meta:character-count="5336" meta:non-whitespace-character-count="4523"/>
    <meta:template xlink:type="simple" xlink:actuate="onRequest" xlink:title="" xlink:href="Normal.dotm"/>
  </office:meta>
</office:document-meta>
</file>